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number-rows-repeated="104817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00-00-00</text:date>, <text:time style:data-style-name="N2" text:time-value="21:36:22.31511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2T10:51:22.196707305</dc:date>
    <meta:editing-duration>P13DT8H56M31S</meta:editing-duration>
    <meta:editing-cycles>212</meta:editing-cycles>
    <meta:document-statistic meta:table-count="5" meta:cell-count="3708" meta:object-count="0"/>
  </office:meta>
</office:document-meta>
</file>